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3856" officeooo:paragraph-rsid="00193856"/>
    </style:style>
    <style:style style:name="P2" style:family="paragraph" style:parent-style-name="Standard">
      <style:paragraph-properties fo:text-align="center" style:justify-single-word="false"/>
      <style:text-properties officeooo:rsid="00193856" officeooo:paragraph-rsid="00193856"/>
    </style:style>
    <style:style style:name="P3" style:family="paragraph" style:parent-style-name="Standard">
      <style:text-properties officeooo:rsid="0019d822" officeooo:paragraph-rsid="0019d822"/>
    </style:style>
    <style:style style:name="P4" style:family="paragraph" style:parent-style-name="Standard">
      <style:text-properties officeooo:rsid="0019d822" officeooo:paragraph-rsid="001bcfa2"/>
    </style:style>
    <style:style style:name="P5" style:family="paragraph" style:parent-style-name="Standard">
      <style:text-properties officeooo:rsid="0019d822" officeooo:paragraph-rsid="00200672"/>
    </style:style>
    <style:style style:name="P6" style:family="paragraph" style:parent-style-name="Standard">
      <style:text-properties officeooo:rsid="001ca778" officeooo:paragraph-rsid="001ca778"/>
    </style:style>
    <style:style style:name="P7" style:family="paragraph" style:parent-style-name="Standard">
      <style:text-properties officeooo:rsid="001cd511" officeooo:paragraph-rsid="001cd511"/>
    </style:style>
    <style:style style:name="P8" style:family="paragraph" style:parent-style-name="Standard">
      <style:text-properties officeooo:rsid="001e44be" officeooo:paragraph-rsid="001e44be"/>
    </style:style>
    <style:style style:name="P9" style:family="paragraph" style:parent-style-name="Standard">
      <style:text-properties officeooo:rsid="00203c8b" officeooo:paragraph-rsid="00203c8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bcfa2" style:font-size-asian="10pt" style:font-size-complex="10pt"/>
    </style:style>
    <style:style style:name="T3" style:family="text">
      <style:text-properties officeooo:rsid="001bcfa2"/>
    </style:style>
    <style:style style:name="T4" style:family="text">
      <style:text-properties officeooo:rsid="00200672"/>
    </style:style>
    <style:style style:name="T5" style:family="text">
      <style:text-properties officeooo:rsid="00203c8b"/>
    </style:style>
    <style:style style:name="T6" style:family="text">
      <style:text-properties officeooo:rsid="002113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 2 Design Acceptance</text:p>
      <text:p text:style-name="P2">Software subsystem</text:p>
      <text:p text:style-name="P1"/>
      <text:p text:style-name="P3">Dependencies:</text:p>
      <text:p text:style-name="P3">→ C++03 standard library</text:p>
      <text:p text:style-name="P3">→ CUED IDP library</text:p>
      <text:p text:style-name="P3">→ boost::program_options</text:p>
      <text:p text:style-name="P3"/>
      <text:p text:style-name="P3"/>
      <text:p text:style-name="P3">Interfaces:</text:p>
      <text:p text:style-name="P3">→ Light sensor board: I2C bus, address 101.</text:p>
      <text:p text:style-name="P3"><text:tab/><text:span text:style-name="T4">Bits 0-3: Line-following light sensors (read)</text:span></text:p>
      <text:p text:style-name="P3"><text:tab/><text:span text:style-name="T4">Bits 4-5: status LEDs (write)</text:span></text:p>
      <text:p text:style-name="P3"><text:tab/><text:span text:style-name="T4">Bits 6-7: Egg-identification light sensors (read)</text:span></text:p>
      <text:p text:style-name="P6"/>
      <text:p text:style-name="P3">→ Actuator board: I2C bus, address 010. </text:p>
      <text:p text:style-name="P3"><text:tab/><text:span text:style-name="T4">Bits 0-1: Actuator circuits (write)</text:span></text:p>
      <text:p text:style-name="P1"/>
      <text:p text:style-name="P1"/>
      <text:p text:style-name="P3">Bill of Materials:</text:p>
      <text:p text:style-name="P3">→ lines of code: 800-1200</text:p>
      <text:p text:style-name="P3">→ 4 source files: <text:span text:style-name="T3">robot.h, robot.cc, map.cc, main.cc</text:span></text:p>
      <text:p text:style-name="P3"/>
      <text:p text:style-name="P3"/>
      <text:p text:style-name="P3">List of Subroutines:</text:p>
      <text:p text:style-name="P3"><text:span text:style-name="Source_20_Text"><text:span text:style-name="T1">main()</text:span></text:span></text:p>
      <text:p text:style-name="P3"><text:span text:style-name="Source_20_Text"><text:span text:style-name="T1">Robot::</text:span></text:span></text:p>
      <text:p text:style-name="P3"><text:span text:style-name="Source_20_Text"><text:span text:style-name="T1"><text:s text:c="2"/>Robot();</text:span></text:span></text:p>
      <text:p text:style-name="P3"><text:span text:style-name="Source_20_Text"><text:span text:style-name="T1"><text:s text:c="2"/>~Robot();</text:span></text:span></text:p>
      <text:p text:style-name="P3"><text:span text:style-name="Source_20_Text"><text:span text:style-name="T1"><text:s text:c="2"/>void load_constants(int argc, char* argv[]);</text:span></text:span></text:p>
      <text:p text:style-name="P3"><text:span text:style-name="Source_20_Text"><text:span text:style-name="T1"><text:s text:c="2"/>int initialise();</text:span></text:span></text:p>
      <text:p text:style-name="P3"><text:span text:style-name="Source_20_Text"><text:span text:style-name="T1"><text:s text:c="2"/>int test();</text:span></text:span></text:p>
      <text:p text:style-name="P3"><text:span text:style-name="Source_20_Text"><text:span text:style-name="T1"><text:s text:c="2"/>int move(MotorDemand &amp;motor_demand);</text:span></text:span></text:p>
      <text:p text:style-name="P3"><text:span text:style-name="Source_20_Text"><text:span text:style-name="T1"><text:s text:c="2"/>int move(MotorDemand &amp;motor_demand, double &amp;distance);</text:span></text:span></text:p>
      <text:p text:style-name="P3"><text:span text:style-name="Source_20_Text"><text:span text:style-name="T1"><text:s text:c="2"/>int turn(double &amp;angle);</text:span></text:span></text:p>
      <text:p text:style-name="P3"><text:span text:style-name="Source_20_Text"><text:span text:style-name="T1"><text:s text:c="2"/>void update_tracking();</text:span></text:span></text:p>
      <text:p text:style-name="P3"><text:span text:style-name="Source_20_Text"><text:span text:style-name="T1"><text:s text:c="2"/>void update_line_sensors();</text:span></text:span></text:p>
      <text:p text:style-name="P3"><text:span text:style-name="Source_20_Text"><text:span text:style-name="T1"><text:s text:c="2"/>MotorDemand calculate_demand();</text:span></text:span></text:p>
      <text:p text:style-name="P4"><text:span text:style-name="Source_20_Text"><text:span text:style-name="T2"><text:s text:c="2"/>void recovery();</text:span></text:span></text:p>
      <text:p text:style-name="P3"><text:span text:style-name="Source_20_Text"><text:span text:style-name="T1"><text:s text:c="2"/>void pickup_egg();</text:span></text:span></text:p>
      <text:p text:style-name="P3"><text:span text:style-name="Source_20_Text"><text:span text:style-name="T1"><text:s text:c="2"/>int identify_egg();</text:span></text:span></text:p>
      <text:p text:style-name="P3"><text:span text:style-name="Source_20_Text"><text:span text:style-name="T1"><text:s text:c="2"/>void crack_egg();</text:span></text:span></text:p>
      <text:p text:style-name="P3"><text:span text:style-name="Source_20_Text"><text:span text:style-name="T1"><text:s text:c="2"/>int identify_inside();</text:span></text:span></text:p>
      <text:p text:style-name="P3"><text:span text:style-name="Source_20_Text"><text:span text:style-name="T1"><text:s text:c="2"/>void drop_inside();</text:span></text:span></text:p>
      <text:p text:style-name="P3"><text:span text:style-name="Source_20_Text"><text:span text:style-name="T1"><text:s text:c="2"/>void drop_shells();</text:span></text:span></text:p>
      <text:p text:style-name="P3"><text:span text:style-name="Source_20_Text"><text:span text:style-name="T1">Map::</text:span></text:span></text:p>
      <text:p text:style-name="P3"><text:span text:style-name="Source_20_Text"><text:span text:style-name="T1"><text:s text:c="2"/>void populate();</text:span></text:span></text:p>
      <text:p text:style-name="P3"><text:span text:style-name="Source_20_Text"><text:span text:style-name="T1"><text:s text:c="2"/>void advance(int line_num);</text:span></text:span></text:p>
      <text:p text:style-name="P3"/>
      <text:p text:style-name="P3"/>
      <text:p text:style-name="P3">Basic Functionality Demonstration:</text:p>
      <text:p text:style-name="P3"/>
      <text:p text:style-name="P5"><text:span text:style-name="T4">Test 1: </text:span>Line following.</text:p>
      <text:p text:style-name="P5"/>
      <text:p text:style-name="P5"><text:span text:style-name="T4">Follow the line between the frying pan and egg box. </text:span></text:p>
      <text:p text:style-name="P3"/>
      <text:p text:style-name="P3"><text:soft-page-break/></text:p>
      <text:p text:style-name="P3"/>
      <text:p text:style-name="P8"><text:span text:style-name="T5">Test 2: </text:span>Alignment for egg pickup</text:p>
      <text:p text:style-name="P8"/>
      <text:p text:style-name="P9">Starting from the frying pan, go to first egg pickup site, stop there, and align the robot so that the <text:span text:style-name="T6">robot is</text:span> aligned with the egg. <text:s/>Then <text:span text:style-name="T6">send command to actuator circuit. <text:s/></text:span></text:p>
      <text:p text:style-name="P3"/>
      <text:p text:style-name="P3"/>
      <text:p text:style-name="P3"/>
      <text:p text:style-name="P3"><text:span text:style-name="T5">Test 3: </text:span>Egg <text:span text:style-name="T6">identification</text:span></text:p>
      <text:p text:style-name="P3"/>
      <text:p text:style-name="P7"><text:span text:style-name="T5">Identify</text:span> egg type (fake or real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23:07:00.364411784</meta:creation-date>
    <dc:date>2016-02-25T10:45:27.683432358</dc:date>
    <meta:editing-duration>PT11H23M14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47" meta:word-count="189" meta:character-count="1397" meta:non-whitespace-character-count="1190"/>
  </office:meta>
</office:document-meta>
</file>